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formula="of:=40613" office:value-type="float" office:value="40613" calcext:value-type="float">
            <text:p>40613</text:p>
          </table:table-cell>
          <table:table-cell office:value-type="float" office:value="2" calcext:value-type="float">
            <text:p>2</text:p>
          </table:table-cell>
          <table:table-cell table:formula="of:=[.B1]*[.$A$1]" office:value-type="currency" office:currency="USD" office:value="81226" calcext:value-type="currency">
            <text:p>$81,22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2]*[.$A$1]" office:value-type="currency" office:currency="USD" office:value="649808" calcext:value-type="currency">
            <text:p>$649,80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3]*[.$A$1]" office:value-type="currency" office:currency="USD" office:value="162452" calcext:value-type="currency">
            <text:p>$162,45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4]*[.$A$1]" office:value-type="currency" office:currency="USD" office:value="406130" calcext:value-type="currency">
            <text:p>$406,13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5]*[.$A$1]" office:value-type="currency" office:currency="USD" office:value="243678" calcext:value-type="currency">
            <text:p>$243,67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6]*[.$A$1]" office:value-type="currency" office:currency="USD" office:value="162452" calcext:value-type="currency">
            <text:p>$162,45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7]*[.$A$1]" office:value-type="currency" office:currency="USD" office:value="162452" calcext:value-type="currency">
            <text:p>$162,45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8]*[.$A$1]" office:value-type="currency" office:currency="USD" office:value="121839" calcext:value-type="currency">
            <text:p>$121,83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9]*[.$A$1]" office:value-type="currency" office:currency="USD" office:value="162452" calcext:value-type="currency">
            <text:p>$162,45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0]*[.$A$1]" office:value-type="currency" office:currency="USD" office:value="243678" calcext:value-type="currency">
            <text:p>$243,67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11]*[.$A$1]" office:value-type="currency" office:currency="USD" office:value="162452" calcext:value-type="currency">
            <text:p>$162,45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12]*[.$A$1]" office:value-type="currency" office:currency="USD" office:value="162452" calcext:value-type="currency">
            <text:p>$162,45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formula="of:=SUM([.C1:.C14])" office:value-type="currency" office:currency="USD" office:value="2721071" calcext:value-type="currency">
            <text:p>$2,721,071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9:07:27.080191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3:26:44.705376257</meta:creation-date>
    <dc:date>2018-06-01T09:18:19.580960900</dc:date>
    <meta:editing-duration>PT17M55S</meta:editing-duration>
    <meta:editing-cycles>2</meta:editing-cycles>
    <meta:generator>LibreOffice/5.1.6.2$Linux_X86_64 LibreOffice_project/10m0$Build-2</meta:generator>
    <meta:document-statistic meta:table-count="1" meta:cell-count="26" meta:object-count="0"/>
  </office:meta>
</office:document-meta>
</file>